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style:font-name="Arial" fo:font-size="11pt" style:font-size-asian="11pt" style:font-size-complex="11pt"/>
    </style:style>
    <style:style style:name="P3" style:family="paragraph" style:parent-style-name="Text_20_body">
      <style:paragraph-properties fo:margin-left="0cm" fo:margin-right="0cm" fo:text-indent="0cm" style:auto-text-indent="false"/>
      <style:text-properties style:font-name="Arial" fo:font-size="11pt" officeooo:paragraph-rsid="00108729"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0e6f59" style:font-weight-asian="bold" style:font-weight-complex="bold"/>
    </style:style>
    <style:style style:name="T3" style:family="text">
      <style:text-properties fo:font-weight="bold" officeooo:rsid="00108729"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08729"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Day 1 Task:</text:span></text:p>
      <text:p text:style-name="P3"><text:span text:style-name="T3"/></text:p>
      <text:p text:style-name="P3"><text:span text:style-name="T5">U</text:span><text:span text:style-name="T4">sing HT</text:span>ML I would like you to put together a webpage. Your webpage must include appropriate HTML document structure and at least one working example of each of the following elements: </text:p>
      <text:p text:style-name="P2">  </text:p>
      <text:p text:style-name="P2">A Heading </text:p>
      <text:p text:style-name="P2">A Paragraph </text:p>
      <text:p text:style-name="P2">An Anchor </text:p>
      <text:p text:style-name="P2">An Image </text:p>
      <text:p text:style-name="P2">A List </text:p>
      <text:p text:style-name="P2">A Table </text:p>
      <text:p text:style-name="P2">  </text:p>
      <text:p text:style-name="P2">Some of the above elements we have not yet covered. Make use of the resources such as MDN to research these elements and how they can be added to your HTML. </text:p>
      <text:p text:style-name="P1"> </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3T17:53:32.160000000</meta:creation-date>
    <dc:date>2024-01-23T17:54:40.866000000</dc:date>
    <meta:editing-duration>PT1M14S</meta:editing-duration>
    <meta:editing-cycles>4</meta:editing-cycles>
    <meta:generator>LibreOffice/7.6.4.1$Windows_X86_64 LibreOffice_project/e19e193f88cd6c0525a17fb7a176ed8e6a3e2aa1</meta:generator>
    <meta:document-statistic meta:table-count="0" meta:image-count="0" meta:object-count="0" meta:page-count="1" meta:paragraph-count="12" meta:word-count="77" meta:character-count="414" meta:non-whitespace-character-count="333"/>
  </office:meta>
</office:document-meta>
</file>